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lignment.output( Print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.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.addElementToRegistry( String hashcode , Element element , boolea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.registryHas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.addElementToRegistry( String hashcode , String value , boolea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.removeElementFromRegistry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.addElementToRegistry( Element element , boolea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.registryHasElement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.addElementToRegistry( String hashcode ,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.addElementToRegistry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.setType( String typ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lignment.output(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.Alig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lignment.addElementToRegistry( String value , boolea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.addElementToRegistry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.removeElementFromRegistry( String hash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lignment.output( OutputStream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lignment.addElementToRegistry( String hashcod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